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12/2021</text:span></text:p>
      <text:p text:style-name="P9"/>
      <text:p text:style-name="P10">RECIBI CONFORME</text:p>
      <text:p text:style-name="P9"/>
      <text:p text:style-name="P11">CLIENTE: OROSCO PECEROS, FREYSER FREY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OROSCO PECEROS, FREYSER FRE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19:39:0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